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agin Arrocha</text:p>
      <text:p text:style-name="Standard">HW 4</text:p>
      <text:p text:style-name="Standard"/>
      <text:p text:style-name="Standard"/>
      <text:p text:style-name="Standard">1.</text:p>
      <text:list xml:id="list2114013612028797339" text:style-name="L2">
        <text:list-item>
          <text:p text:style-name="P1">1A, 2A, 3A</text:p>
        </text:list-item>
        <text:list-item>
          <text:p text:style-name="P1">1A. 2B, 3A</text:p>
        </text:list-item>
        <text:list-item>
          <text:p text:style-name="P1">1B, 2B, 3A</text:p>
        </text:list-item>
        <text:list-item>
          <text:p text:style-name="P1">1B, 2B, 3A</text:p>
        </text:list-item>
        <text:list-item>
          <text:p text:style-name="P1">1B, 2A, 3A</text:p>
        </text:list-item>
        <text:list-item>
          <text:p text:style-name="P1">1A, 2B, 3A</text:p>
        </text:list-item>
      </text:list>
      <text:p text:style-name="Standard"/>
      <text:p text:style-name="Standard">2.</text:p>
      <text:list xml:id="list4374206061906562992" text:style-name="L4">
        <text:list-item>
          <text:p text:style-name="P2">1B, 2B, 3A</text:p>
        </text:list-item>
        <text:list-item>
          <text:p text:style-name="P2">1B, 2B, 3A</text:p>
        </text:list-item>
        <text:list-item>
          <text:p text:style-name="P2">1A, 2B, 3B</text:p>
        </text:list-item>
        <text:list-item>
          <text:p text:style-name="P2">1A, 2A, 3C</text:p>
        </text:list-item>
        <text:list-item>
          <text:p text:style-name="P2">1A, 2B, 3B</text:p>
        </text:list-item>
        <text:list-item>
          <text:p text:style-name="P2">1A, 2B, 3A</text:p>
        </text:list-item>
        <text:list-item>
          <text:p text:style-name="P2">1A, 2B, 3A</text:p>
        </text:list-item>
        <text:list-item>
          <text:p text:style-name="P2">1A, 2B, 3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7T18:29:34.77</meta:creation-date>
    <meta:document-statistic meta:table-count="0" meta:image-count="0" meta:object-count="0" meta:page-count="1" meta:paragraph-count="18" meta:word-count="62" meta:character-count="190"/>
    <dc:date>2012-10-07T18:33:37.59</dc:date>
    <meta:editing-duration>PT4M3S</meta:editing-duration>
    <meta:editing-cycles>1</meta:editing-cycles>
    <meta:generator>OpenOffice.org/3.4.1$Win32 OpenOffice.org_project/341m1$Build-9593</meta:generator>
  </office:meta>
</office:document-meta>
</file>